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7.8079in" svg:height="4.711in" svg:x="6.3902in" svg:y="0.2413in">
            <draw:object draw:notify-on-update-of-ranges="Sheet1.A1:Sheet1.A26 Sheet1.B1:Sheet1.B2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2" calcext:value-type="float">
            <text:p>2</text:p>
          </table:table-cell>
          <table:table-cell office:value-type="float" office:value="0.282" calcext:value-type="float">
            <text:p>0.282</text:p>
          </table:table-cell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4" calcext:value-type="float">
            <text:p>4</text:p>
          </table:table-cell>
          <table:table-cell office:value-type="float" office:value="0.563" calcext:value-type="float">
            <text:p>0.563</text:p>
          </table:table-cell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4" calcext:value-type="float">
            <text:p>4</text:p>
          </table:table-cell>
          <table:table-cell office:value-type="float" office:value="0.563" calcext:value-type="float">
            <text:p>0.563</text:p>
          </table:table-cell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9" calcext:value-type="float">
            <text:p>9</text:p>
          </table:table-cell>
          <table:table-cell office:value-type="float" office:value="1.268" calcext:value-type="float">
            <text:p>1.268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13" calcext:value-type="float">
            <text:p>13</text:p>
          </table:table-cell>
          <table:table-cell office:value-type="float" office:value="1.831" calcext:value-type="float">
            <text:p>1.831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23" calcext:value-type="float">
            <text:p>23</text:p>
          </table:table-cell>
          <table:table-cell office:value-type="float" office:value="3.239" calcext:value-type="float">
            <text:p>3.239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28" calcext:value-type="float">
            <text:p>28</text:p>
          </table:table-cell>
          <table:table-cell office:value-type="float" office:value="3.944" calcext:value-type="float">
            <text:p>3.944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25" calcext:value-type="float">
            <text:p>25</text:p>
          </table:table-cell>
          <table:table-cell office:value-type="float" office:value="3.521" calcext:value-type="float">
            <text:p>3.521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25" calcext:value-type="float">
            <text:p>25</text:p>
          </table:table-cell>
          <table:table-cell office:value-type="float" office:value="3.521" calcext:value-type="float">
            <text:p>3.521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3" calcext:value-type="float">
            <text:p>33</text:p>
          </table:table-cell>
          <table:table-cell office:value-type="float" office:value="4.648" calcext:value-type="float">
            <text:p>4.648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17" calcext:value-type="float">
            <text:p>17</text:p>
          </table:table-cell>
          <table:table-cell office:value-type="float" office:value="2.394" calcext:value-type="float">
            <text:p>2.394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19" calcext:value-type="float">
            <text:p>19</text:p>
          </table:table-cell>
          <table:table-cell office:value-type="float" office:value="2.676" calcext:value-type="float">
            <text:p>2.676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19" calcext:value-type="float">
            <text:p>19</text:p>
          </table:table-cell>
          <table:table-cell office:value-type="float" office:value="2.676" calcext:value-type="float">
            <text:p>2.676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23" calcext:value-type="float">
            <text:p>23</text:p>
          </table:table-cell>
          <table:table-cell office:value-type="float" office:value="3.239" calcext:value-type="float">
            <text:p>3.239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21" calcext:value-type="float">
            <text:p>21</text:p>
          </table:table-cell>
          <table:table-cell office:value-type="float" office:value="2.958" calcext:value-type="float">
            <text:p>2.958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23" calcext:value-type="float">
            <text:p>23</text:p>
          </table:table-cell>
          <table:table-cell office:value-type="float" office:value="3.239" calcext:value-type="float">
            <text:p>3.239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32" calcext:value-type="float">
            <text:p>32</text:p>
          </table:table-cell>
          <table:table-cell office:value-type="float" office:value="4.507" calcext:value-type="float">
            <text:p>4.507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33" calcext:value-type="float">
            <text:p>33</text:p>
          </table:table-cell>
          <table:table-cell office:value-type="float" office:value="4.648" calcext:value-type="float">
            <text:p>4.648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45" calcext:value-type="float">
            <text:p>45</text:p>
          </table:table-cell>
          <table:table-cell office:value-type="float" office:value="6.338" calcext:value-type="float">
            <text:p>6.338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39" calcext:value-type="float">
            <text:p>39</text:p>
          </table:table-cell>
          <table:table-cell office:value-type="float" office:value="5.493" calcext:value-type="float">
            <text:p>5.493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23" calcext:value-type="float">
            <text:p>23</text:p>
          </table:table-cell>
          <table:table-cell office:value-type="float" office:value="3.239" calcext:value-type="float">
            <text:p>3.239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44" calcext:value-type="float">
            <text:p>44</text:p>
          </table:table-cell>
          <table:table-cell office:value-type="float" office:value="6.197" calcext:value-type="float">
            <text:p>6.197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45" calcext:value-type="float">
            <text:p>45</text:p>
          </table:table-cell>
          <table:table-cell office:value-type="float" office:value="6.338" calcext:value-type="float">
            <text:p>6.338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49" calcext:value-type="float">
            <text:p>49</text:p>
          </table:table-cell>
          <table:table-cell office:value-type="float" office:value="6.901" calcext:value-type="float">
            <text:p>6.901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56" calcext:value-type="float">
            <text:p>56</text:p>
          </table:table-cell>
          <table:table-cell office:value-type="float" office:value="7.887" calcext:value-type="float">
            <text:p>7.887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55" calcext:value-type="float">
            <text:p>55</text:p>
          </table:table-cell>
          <table:table-cell office:value-type="float" office:value="7.746" calcext:value-type="float">
            <text:p>7.74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06in"/>
      <style:text-properties style:font-name="Liberation Sans" fo:language="en" fo:country="CA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Tahoma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8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Villy Rempel</meta:initial-creator>
    <meta:creation-date>2017-01-28T17:16:08.430658000</meta:creation-date>
    <dc:date>2017-01-28T17:21:33.659170000</dc:date>
    <dc:creator>VVilly Rempel</dc:creator>
    <meta:editing-duration>P0D</meta:editing-duration>
    <meta:editing-cycles>1</meta:editing-cycles>
    <meta:document-statistic meta:table-count="1" meta:cell-count="78" meta:object-count="1"/>
    <meta:generator>LibreOffice/4.2.5.2$MacOSX_x86 LibreOffice_project/61cb170a04bb1f12e77c884eab9192be736ec5f5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three-dimension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9.833cm" svg:height="11.967cm" xlink:href=".." xlink:type="simple" chart:class="chart:bar" chart:style-name="ch1">
        <chart:title svg:x="6.439cm" svg:y="0.374cm" chart:style-name="ch2">
          <text:p>Cascade Correlation Publications</text:p>
        </chart:title>
        <chart:plot-area chart:style-name="ch3" table:cell-range-address="Sheet1.A1:Sheet1.B26" chart:data-source-has-labels="column" svg:x="1.395cm" svg:y="1.645cm" svg:width="17.646cm" svg:height="9.114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164cm" svg:y="1.686cm" svg:width="16.755cm" svg:height="8.029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title svg:x="9.843cm" svg:y="10.998cm" chart:style-name="ch5">
              <text:p>Year</text:p>
            </chart:title>
            <chart:categories table:cell-range-address="Sheet1.A1:Sheet1.A26"/>
          </chart:axis>
          <chart:axis chart:dimension="y" chart:name="primary-y" chart:style-name="ch6">
            <chart:title svg:x="0.451cm" svg:y="6.686cm" chart:style-name="ch7">
              <text:p>Count</text:p>
            </chart:title>
            <chart:grid chart:style-name="ch8" chart:class="major"/>
          </chart:axis>
          <chart:axis chart:dimension="z" chart:name="primary-z" chart:style-name="ch4"/>
          <chart:series chart:style-name="ch9" chart:values-cell-range-address="Sheet1.B1:Sheet1.B26" chart:class="chart:bar">
            <chart:data-point chart:repeated="2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float" office:value="1991">
                <text:p>1990</text:p>
                <draw:g>
                  <svg:desc>Sheet1.A1:Sheet1.A26</svg:desc>
                </draw:g>
              </table:table-cell>
              <table:table-cell office:value-type="float" office:value="2">
                <text:p>2</text:p>
                <draw:g>
                  <svg:desc>Sheet1.B1:Sheet1.B26</svg:desc>
                </draw:g>
              </table:table-cell>
            </table:table-row>
            <table:table-row>
              <table:table-cell office:value-type="float" office:value="1992">
                <text:p>199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993">
                <text:p>199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994">
                <text:p>199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995">
                <text:p>200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1996">
                <text:p>200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1997">
                <text:p>200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1998">
                <text:p>200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1999">
                <text:p>200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2001">
                <text:p>200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2002">
                <text:p>200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2003">
                <text:p>200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2004">
                <text:p>200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2005">
                <text:p>201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2006">
                <text:p>201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2007">
                <text:p>201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2008">
                <text:p>201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2009">
                <text:p>201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2011">
                <text:p>201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2012">
                <text:p>201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2013">
                <text:p>201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2014">
                <text:p>201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2015">
                <text:p>2020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2016">
                <text:p>2020</text:p>
              </table:table-cell>
              <table:table-cell office:value-type="float" office:value="55">
                <text:p>5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MacOSX_x86 LibreOffice_project/61cb170a04bb1f12e77c884eab9192be736ec5f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